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26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PERCENT_0-2_Algorithms_list_sorting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palnia_DATASIZE_200_KNN_3_distanceAlgorithm_STATISTICS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21:47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